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fault Sans Serif" svg:font-family="'Default Sans Serif', Verdana, 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fo:color="#0070c0" style:font-name="Calibri1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libri1"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1" fo:font-size="14pt" fo:font-weight="normal" style:font-size-asian="14pt" style:language-asian="de" style:country-asian="DE" style:font-weight-asian="normal" style:font-size-complex="14pt" style:font-weight-complex="normal"/>
    </style:style>
    <style:style style:name="P6" style:family="paragraph" style:parent-style-name="Standard"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alibri1" fo:font-size="40pt" fo:font-weight="normal" style:font-size-asian="40pt" style:font-weight-asian="normal" style:font-size-complex="40pt" style:font-weight-complex="normal"/>
    </style:style>
    <style:style style:name="P8" style:family="paragraph" style:parent-style-name="Standard">
      <style:text-properties fo:color="#000000" style:font-name="Calibri1" fo:font-size="14pt" style:text-underline-style="none" fo:font-weight="normal" style:font-name-asian="Times New Roman1" style:font-size-asian="14pt" style:language-asian="de" style:country-asian="DE" style:font-weight-asian="normal" style:font-size-complex="14pt" style:font-weight-complex="normal"/>
    </style:style>
    <style:style style:name="P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 style:master-page-name="Standard">
      <style:paragraph-properties style:page-number="auto"/>
      <style:text-properties fo:color="#0070c0" style:font-name="Calibri1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alibri1"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libri1" fo:font-size="14pt" fo:font-weight="normal" style:font-size-asian="14pt" style:language-asian="de" style:country-asian="DE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/>
      <style:text-properties style:font-name="Default Sans Serif" fo:font-size="10pt"/>
    </style:style>
    <style:style style:name="P16" style:family="paragraph" style:parent-style-name="Standard">
      <style:paragraph-properties fo:margin-top="0cm" fo:margin-bottom="0cm"/>
      <style:text-properties fo:font-size="10pt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style:font-name="Calibri1" fo:font-size="14pt" fo:language="en" fo:country="US" fo:font-weight="normal" style:font-size-asian="14pt" style:font-weight-asian="normal" style:font-size-complex="14pt" style:font-weight-complex="normal"/>
    </style:style>
    <style:style style:name="T2" style:family="text">
      <style:text-properties fo:color="#000000" style:font-name="Calibri1" fo:font-size="14pt" style:text-underline-style="none" fo:font-weight="normal" style:font-name-asian="Times New Roman1" style:font-size-asian="14pt" style:language-asian="de" style:country-asian="DE" style:font-weight-asian="normal" style:font-size-complex="14pt"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ustus-Liebig-Universität Gießen</text:p>
      <text:p text:style-name="P2">Fachbereich 09 </text:p>
      <text:p text:style-name="P4"/>
      <text:p text:style-name="P8">Institut für Landschaftsökologie und Ressourcenmanagement</text:p>
      <text:p text:style-name="Standard"><text:a xlink:type="simple" xlink:href="https://www.uni-giessen.de/fbz/fb09/institute/ilr/wasser" text:style-name="Internet_20_link" text:visited-style-name="Visited_20_Internet_20_Link"><text:span text:style-name="T2">Professur für Landschafts-, Wasser- und Stoffhaushalt </text:span></text:a></text:p>
      <text:p text:style-name="P5"/>
      <text:p text:style-name="P5"/>
      <text:p text:style-name="P4"/>
      <text:p text:style-name="P7">Bachelorarbeit </text:p>
      <text:p text:style-name="P4"/>
      <text:p text:style-name="P6">Analyse der Variabilität der Spurengase durch unterschiedliche Klimakondition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aul Levin Degott 5000993</text:p>
      <text:p text:style-name="Standard"><text:a xlink:type="simple" xlink:href="mailto:Paul.l.degott@umwelt.uni-giessen.de" text:style-name="Internet_20_link" text:visited-style-name="Visited_20_Internet_20_Link"><text:span text:style-name="T1">Paul.l.degott@umwelt.uni-giessen.de</text:span></text:a></text:p>
      <text:p text:style-name="P3"/>
      <text:p text:style-name="P4">Gießen, 2020</text:p>
      <text:p text:style-name="P1">Inhalt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132_725556023" text:style-name="Internet_20_link" text:visited-style-name="Visited_20_Internet_20_Link">Grundlagen<text:tab/>3</text:a></text:p>
          <text:p text:style-name="P9"><text:a xlink:type="simple" xlink:href="#__RefHeading__134_725556023" text:style-name="Internet_20_link" text:visited-style-name="Visited_20_Internet_20_Link">Bedeutung<text:tab/>3</text:a></text:p>
          <text:p text:style-name="P11"><text:a xlink:type="simple" xlink:href="#__RefHeading__136_725556023" text:style-name="Internet_20_link" text:visited-style-name="Visited_20_Internet_20_Link">Bedeutung von Spurengasen als Treibhausgas<text:tab/>3</text:a></text:p>
          <text:p text:style-name="P11"><text:a xlink:type="simple" xlink:href="#__RefHeading__1437_892660052" text:style-name="Internet_20_link" text:visited-style-name="Visited_20_Internet_20_Link">Eutrophierung <text:tab/>3</text:a></text:p>
          <text:p text:style-name="P11"><text:a xlink:type="simple" xlink:href="#__RefHeading__138_725556023" text:style-name="Internet_20_link" text:visited-style-name="Visited_20_Internet_20_Link">Einordnung in die Forschung an der Professur<text:tab/>3</text:a></text:p>
          <text:p text:style-name="P10"><text:a xlink:type="simple" xlink:href="#__RefHeading__140_725556023" text:style-name="Internet_20_link" text:visited-style-name="Visited_20_Internet_20_Link">Methoden<text:tab/>3</text:a></text:p>
          <text:p text:style-name="P10"><text:a xlink:type="simple" xlink:href="#__RefHeading__142_725556023" text:style-name="Internet_20_link" text:visited-style-name="Visited_20_Internet_20_Link">Daten<text:tab/>3</text:a></text:p>
          <text:p text:style-name="P10"><text:a xlink:type="simple" xlink:href="#__RefHeading__144_725556023" text:style-name="Internet_20_link" text:visited-style-name="Visited_20_Internet_20_Link">Ergebnisse<text:tab/>3</text:a></text:p>
          <text:p text:style-name="P10"><text:a xlink:type="simple" xlink:href="#__RefHeading__146_725556023" text:style-name="Internet_20_link" text:visited-style-name="Visited_20_Internet_20_Link">Analyse<text:tab/>3</text:a></text:p>
          <text:p text:style-name="P9"><text:a xlink:type="simple" xlink:href="#__RefHeading__148_725556023" text:style-name="Internet_20_link" text:visited-style-name="Visited_20_Internet_20_Link">Jahresunterschiede<text:tab/>3</text:a></text:p>
          <text:p text:style-name="P9"><text:a xlink:type="simple" xlink:href="#__RefHeading__150_725556023" text:style-name="Internet_20_link" text:visited-style-name="Visited_20_Internet_20_Link">Saisonale Varabilität<text:tab/>3</text:a></text:p>
          <text:p text:style-name="P9"><text:a xlink:type="simple" xlink:href="#__RefHeading__152_725556023" text:style-name="Internet_20_link" text:visited-style-name="Visited_20_Internet_20_Link">Landnutzung <text:tab/>3</text:a></text:p>
          <text:p text:style-name="P9"><text:a xlink:type="simple" xlink:href="#__RefHeading__154_725556023" text:style-name="Internet_20_link" text:visited-style-name="Visited_20_Internet_20_Link">Umweltvariablen<text:tab/>3</text:a></text:p>
          <text:p text:style-name="P11"><text:a xlink:type="simple" xlink:href="#__RefHeading__156_725556023" text:style-name="Internet_20_link" text:visited-style-name="Visited_20_Internet_20_Link">Temperatur<text:tab/>3</text:a></text:p>
          <text:p text:style-name="P11"><text:a xlink:type="simple" xlink:href="#__RefHeading__158_725556023" text:style-name="Internet_20_link" text:visited-style-name="Visited_20_Internet_20_Link">Niederschlag<text:tab/>3</text:a></text:p>
          <text:p text:style-name="P10"><text:a xlink:type="simple" xlink:href="#__RefHeading__160_725556023" text:style-name="Internet_20_link" text:visited-style-name="Visited_20_Internet_20_Link">Diskussion<text:tab/>3</text:a></text:p>
          <text:p text:style-name="P10"><text:a xlink:type="simple" xlink:href="#__RefHeading__162_725556023" text:style-name="Internet_20_link" text:visited-style-name="Visited_20_Internet_20_Link">Fazit<text:tab/>3</text:a></text:p>
          <text:p text:style-name="P10"><text:a xlink:type="simple" xlink:href="#__RefHeading__164_725556023" text:style-name="Internet_20_link" text:visited-style-name="Visited_20_Internet_20_Link">Quellen<text:tab/>3</text:a></text:p>
        </text:index-body>
      </text:table-of-content>
      <text:p text:style-name="Standard"><text:a xlink:type="simple" xlink:href="#_Toc34989468" text:style-name="Internet_20_link" text:visited-style-name="Visited_20_Internet_20_Link"/></text:p>
      <text:p text:style-name="Standard"/>
      <text:list xml:id="list5207812355176765427" text:style-name="Outline">
        <text:list-item>
          <text:h text:style-name="P17" text:outline-level="1">Zusammenfassung </text:h>
        </text:list-item>
        <text:list-item>
          <text:h text:style-name="Heading_20_1" text:outline-level="1"><text:bookmark-start text:name="__RefHeading__132_725556023"/><text:bookmark-start text:name="_Toc34989468"/>Grundlagen<text:bookmark-end text:name="__RefHeading__132_725556023"/><text:bookmark-end text:name="_Toc34989468"/></text:h>
          <text:list>
            <text:list-item>
              <text:h text:style-name="Heading_20_2" text:outline-level="2"><text:bookmark-start text:name="__RefHeading__134_725556023"/><text:bookmark-start text:name="_Toc34989469"/>Bedeutung<text:bookmark-end text:name="__RefHeading__134_725556023"/><text:bookmark-end text:name="_Toc34989469"/></text:h>
              <text:list>
                <text:list-item>
                  <text:h text:style-name="Heading_20_3" text:outline-level="3"><text:bookmark-start text:name="__RefHeading__136_725556023"/><text:bookmark-start text:name="_Toc34989470"/>Bedeutung von Spurengasen als Treibhausgas<text:bookmark-end text:name="__RefHeading__136_725556023"/><text:bookmark-end text:name="_Toc34989470"/></text:h>
                </text:list-item>
              </text:list>
            </text:list-item>
          </text:list>
        </text:list-item>
      </text:list>
      <text:p text:style-name="Standard">Diese Arbeit erforscht die Variabilität der Spurengase auf kleinräumlicher Ebene und deren Auswirkungen auf die Umwelt, Klima und Atmosphäre. </text:p>
      <text:p text:style-name="Standard"/>
      <text:list xml:id="list315978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37_892660052"/>Eutrophierung <text:bookmark-end text:name="__RefHeading__1437_892660052"/></text:h>
                </text:list-item>
              </text:list>
            </text:list-item>
          </text:list>
        </text:list-item>
      </text:list>
      <text:p text:style-name="Text_20_body"/>
      <text:p text:style-name="Standard"/>
      <text:list xml:id="list316188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38_725556023"/><text:bookmark-start text:name="_Toc34989471"/>Einordnung in die Forschung an der Professur<text:bookmark-end text:name="__RefHeading__138_725556023"/><text:bookmark-end text:name="_Toc34989471"/><text:bookmark text:name="_GoBack"/></text:h>
                </text:list-item>
              </text:list>
            </text:list-item>
          </text:list>
        </text:list-item>
        <text:list-item>
          <text:h text:style-name="Heading_20_1" text:outline-level="1"><text:bookmark-start text:name="__RefHeading__140_725556023"/><text:bookmark-start text:name="_Toc34989472"/>Methoden<text:bookmark-end text:name="__RefHeading__140_725556023"/><text:bookmark-end text:name="_Toc34989472"/></text:h>
        </text:list-item>
        <text:list-item>
          <text:h text:style-name="Heading_20_1" text:outline-level="1"><text:bookmark-start text:name="__RefHeading__142_725556023"/><text:bookmark-start text:name="_Toc34989473"/>Daten<text:bookmark-end text:name="__RefHeading__142_725556023"/><text:bookmark-end text:name="_Toc34989473"/></text:h>
        </text:list-item>
        <text:list-item>
          <text:h text:style-name="Heading_20_1" text:outline-level="1"><text:bookmark-start text:name="__RefHeading__144_725556023"/><text:bookmark-start text:name="_Toc34989474"/>Ergebnisse<text:bookmark-end text:name="__RefHeading__144_725556023"/><text:bookmark-end text:name="_Toc34989474"/></text:h>
        </text:list-item>
      </text:list>
      <text:p text:style-name="Standard"/>
      <text:list xml:id="list31606592" text:continue-numbering="true" text:style-name="Outline">
        <text:list-item>
          <text:h text:style-name="Heading_20_1" text:outline-level="1"><text:bookmark-start text:name="__RefHeading__146_725556023"/>Analyse<text:bookmark-end text:name="__RefHeading__146_725556023"/></text:h>
          <text:list>
            <text:list-item>
              <text:h text:style-name="Heading_20_2" text:outline-level="2"><text:bookmark-start text:name="__RefHeading__148_725556023"/>Jahresunterschiede<text:bookmark-end text:name="__RefHeading__148_725556023"/></text:h>
            </text:list-item>
            <text:list-item>
              <text:h text:style-name="Heading_20_2" text:outline-level="2"><text:bookmark-start text:name="__RefHeading__150_725556023"/>Saisonale Variabilität<text:bookmark-end text:name="__RefHeading__150_725556023"/></text:h>
            </text:list-item>
            <text:list-item>
              <text:h text:style-name="Heading_20_2" text:outline-level="2"><text:bookmark-start text:name="__RefHeading__152_725556023"/>Landnutzung <text:bookmark-end text:name="__RefHeading__152_725556023"/></text:h>
            </text:list-item>
            <text:list-item>
              <text:h text:style-name="Heading_20_2" text:outline-level="2"><text:bookmark-start text:name="__RefHeading__154_725556023"/>Umweltvariablen<text:bookmark-end text:name="__RefHeading__154_725556023"/></text:h>
              <text:list>
                <text:list-item>
                  <text:h text:style-name="Heading_20_3" text:outline-level="3"><text:bookmark-start text:name="__RefHeading__156_725556023"/>Temperatur<text:bookmark-end text:name="__RefHeading__156_725556023"/></text:h>
                </text:list-item>
                <text:list-item>
                  <text:h text:style-name="Heading_20_3" text:outline-level="3"><text:bookmark-start text:name="__RefHeading__158_725556023"/>Niederschlag<text:bookmark-end text:name="__RefHeading__158_725556023"/></text:h>
                </text:list-item>
              </text:list>
            </text:list-item>
          </text:list>
        </text:list-item>
        <text:list-item>
          <text:h text:style-name="Heading_20_1" text:outline-level="1"><text:bookmark-start text:name="__RefHeading__160_725556023"/><text:bookmark-start text:name="_Toc34989475"/>Diskussion<text:bookmark-end text:name="__RefHeading__160_725556023"/><text:bookmark-end text:name="_Toc34989475"/></text:h>
        </text:list-item>
        <text:list-item>
          <text:h text:style-name="Heading_20_1" text:outline-level="1"><text:bookmark-start text:name="__RefHeading__162_725556023"/><text:bookmark-start text:name="_Toc34989476"/>Fazit<text:bookmark-end text:name="__RefHeading__162_725556023"/><text:bookmark-end text:name="_Toc34989476"/></text:h>
        </text:list-item>
        <text:list-item>
          <text:h text:style-name="Heading_20_1" text:outline-level="1"><text:bookmark-start text:name="__RefHeading__164_725556023"/><text:bookmark-start text:name="_Toc34989477"/>Quellen<text:bookmark-end text:name="__RefHeading__164_725556023"/><text:bookmark-end text:name="_Toc34989477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fault Sans Serif" svg:font-family="'Default Sans Serif', Verdana, Arial, Helvetic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2pt" fo:font-weight="bold" style:font-name-asian="Times New Roman1" style:font-size-asian="12pt" style:language-asian="de" style:country-asian="DE" style:font-weight-asian="bold" style:font-name-complex="Times New Roman1" style:font-size-complex="13.5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de" style:country-asian="DE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3_20_Zchn" style:display-name="Überschrift 3 Zchn" style:family="text" style:parent-style-name="Default_20_Paragraph_20_Font">
      <style:text-properties style:font-name="Times New Roman" fo:font-size="12pt" fo:font-weight="bold" style:font-name-asian="Times New Roman1" style:font-size-asian="12pt" style:language-asian="de" style:country-asian="DE" style:font-weight-asian="bold" style:font-name-complex="Times New Roman1" style:font-size-complex="13.5pt" style:font-weight-complex="bold"/>
    </style:style>
    <style:style style:name="external-link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al-link" style:family="text" style:parent-style-name="Default_20_Paragraph_20_Font"/>
    <style:style style:name="Titel_20_Zchn" style:display-name="Titel Zchn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gott, Paul Levin</meta:initial-creator>
    <meta:editing-cycles>8</meta:editing-cycles>
    <meta:creation-date>2020-03-11T07:50:00</meta:creation-date>
    <dc:date>2020-03-30T11:39:44.04</dc:date>
    <meta:editing-duration>P6DT10H12M41S</meta:editing-duration>
    <meta:generator>OpenOffice/4.1.6$Win32 OpenOffice.org_project/416m1$Build-9790</meta:generator>
    <meta:document-statistic meta:table-count="0" meta:image-count="0" meta:object-count="0" meta:page-count="3" meta:paragraph-count="48" meta:word-count="128" meta:character-count="1043"/>
    <meta:user-defined meta:name="AppVersion">16.0000</meta:user-defined>
    <meta:user-defined meta:name="Company">HZ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